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0ACC63FDC60.jpg"/>
  <manifest:file-entry manifest:media-type="image/png" manifest:full-path="Pictures/10000201000004380000031E53E10F7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14.075cm" svg:x="1.279cm" svg:y="6.884cm">
          <draw:image xlink:href="Pictures/10000201000004380000031E53E10F7F.png" xlink:type="simple" xlink:show="embed" xlink:actuate="onLoad">
            <text:p/>
          </draw:image>
        </draw:frame>
        <draw:frame draw:style-name="gr2" draw:layer="layout" svg:width="2.301cm" svg:height="0.962cm" svg:x="8.493cm" svg:y="6.08cm">
          <draw:text-box>
            <text:p>Power</text:p>
          </draw:text-box>
        </draw:frame>
        <draw:frame draw:style-name="gr2" draw:layer="layout" svg:width="3.609cm" svg:height="0.962cm" svg:x="8.239cm" svg:y="21.701cm">
          <draw:text-box>
            <text:p>I2s bus out</text:p>
          </draw:text-box>
        </draw:frame>
        <draw:line draw:style-name="gr3" draw:text-style-name="P1" draw:layer="layout" svg:x1="9.763cm" svg:y1="21.193cm" svg:x2="9.763cm" svg:y2="19.923cm">
          <text:p/>
        </draw:line>
        <draw:line draw:style-name="gr3" draw:text-style-name="P1" draw:layer="layout" svg:x1="10.525cm" svg:y1="6.969cm" svg:x2="15.986cm" svg:y2="13.319cm">
          <text:p/>
        </draw:line>
        <draw:line draw:style-name="gr3" draw:text-style-name="P1" draw:layer="layout" svg:x1="9.001cm" svg:y1="7.096cm" svg:x2="5.064cm" svg:y2="13.319cm">
          <text:p/>
        </draw:line>
        <draw:frame draw:style-name="gr4" draw:layer="layout" svg:width="5.375cm" svg:height="1.016cm" svg:x="7.309cm" svg:y="4.556cm">
          <draw:text-box>
            <text:p>Board is finished,</text:p>
          </draw:text-box>
        </draw:frame>
        <draw:frame draw:style-name="gr2" draw:layer="layout" svg:width="7.91cm" svg:height="0.962cm" svg:x="6.461cm" svg:y="3.286cm">
          <draw:text-box>
            <text:p>MEMs Mic System Design</text:p>
          </draw:text-box>
        </draw:frame>
        <draw:frame draw:style-name="gr1" draw:text-style-name="P1" draw:layer="layout" svg:width="19.589cm" svg:height="2.98cm" svg:x="1.001cm" svg:y="23.352cm">
          <draw:image xlink:href="Pictures/100000000000046A000000ACC63FDC6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26:51</meta:creation-date>
    <dc:date>2015-08-17T01:13:10</dc:date>
    <meta:editing-duration>PT4M10S</meta:editing-duration>
    <meta:editing-cycles>2</meta:editing-cycles>
    <meta:generator>OpenOffice/4.0.1$Unix OpenOffice.org_project/401m5$Build-9714</meta:generator>
    <meta:document-statistic meta:object-count="9"/>
  </office:meta>
</office:document-meta>
</file>